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2a8d4c"/>
    </style:style>
    <style:style style:name="P18" style:family="paragraph" style:parent-style-name="Standard">
      <style:text-properties officeooo:rsid="00e33af8" officeooo:paragraph-rsid="0154e589"/>
    </style:style>
    <style:style style:name="P19" style:family="paragraph" style:parent-style-name="Standard">
      <style:text-properties officeooo:rsid="00e33af8" officeooo:paragraph-rsid="01583ee0"/>
    </style:style>
    <style:style style:name="P20" style:family="paragraph" style:parent-style-name="Standard">
      <style:text-properties officeooo:rsid="00e33af8" officeooo:paragraph-rsid="0167d634"/>
    </style:style>
    <style:style style:name="P21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2" style:family="paragraph" style:parent-style-name="Standard">
      <style:text-properties officeooo:rsid="00462bf3" officeooo:paragraph-rsid="00462bf3"/>
    </style:style>
    <style:style style:name="P23" style:family="paragraph" style:parent-style-name="Standard">
      <style:text-properties officeooo:rsid="01240beb" officeooo:paragraph-rsid="01240beb"/>
    </style:style>
    <style:style style:name="P24" style:family="paragraph" style:parent-style-name="Standard">
      <style:text-properties officeooo:rsid="0134126d" officeooo:paragraph-rsid="0134126d"/>
    </style:style>
    <style:style style:name="P25" style:family="paragraph" style:parent-style-name="Standard">
      <style:text-properties officeooo:rsid="0134126d" officeooo:paragraph-rsid="01546aa4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0" style:family="paragraph" style:parent-style-name="Standard" style:list-style-name="L1">
      <style:text-properties officeooo:paragraph-rsid="01554245"/>
    </style:style>
    <style:style style:name="P31" style:family="paragraph" style:parent-style-name="Standard" style:list-style-name="L1">
      <style:text-properties officeooo:rsid="0154e589" officeooo:paragraph-rsid="0154e589"/>
    </style:style>
    <style:style style:name="P32" style:family="paragraph" style:parent-style-name="Standard" style:list-style-name="L4">
      <style:text-properties officeooo:rsid="0154e589" officeooo:paragraph-rsid="015dbc98"/>
    </style:style>
    <style:style style:name="P33" style:family="paragraph" style:parent-style-name="Standard" style:list-style-name="L1">
      <style:text-properties officeooo:rsid="01583ee0" officeooo:paragraph-rsid="01583ee0"/>
    </style:style>
    <style:style style:name="P34" style:family="paragraph" style:parent-style-name="Standard" style:list-style-name="L1">
      <style:text-properties officeooo:rsid="015a0bcc" officeooo:paragraph-rsid="015a0bcc"/>
    </style:style>
    <style:style style:name="P35" style:family="paragraph" style:parent-style-name="Standard" style:list-style-name="L3">
      <style:text-properties officeooo:rsid="015a0bcc" officeooo:paragraph-rsid="015a0bcc"/>
    </style:style>
    <style:style style:name="P36" style:family="paragraph" style:parent-style-name="Standard" style:list-style-name="L1">
      <style:text-properties officeooo:rsid="016cc27c" officeooo:paragraph-rsid="016cc27c"/>
    </style:style>
    <style:style style:name="P37" style:family="paragraph" style:parent-style-name="Standard" style:list-style-name="L1">
      <style:text-properties officeooo:rsid="016cc27c" officeooo:paragraph-rsid="018f49d2"/>
    </style:style>
    <style:style style:name="P38" style:family="paragraph" style:parent-style-name="Standard" style:list-style-name="L1">
      <style:text-properties officeooo:rsid="0167d634" officeooo:paragraph-rsid="0167d634"/>
    </style:style>
    <style:style style:name="P39" style:family="paragraph" style:parent-style-name="Standard" style:list-style-name="L1">
      <style:text-properties officeooo:rsid="018f49d2" officeooo:paragraph-rsid="019004e4"/>
    </style:style>
    <style:style style:name="P40" style:family="paragraph" style:parent-style-name="Standard" style:list-style-name="L1">
      <style:text-properties officeooo:rsid="0191ec81" officeooo:paragraph-rsid="01946b53"/>
    </style:style>
    <style:style style:name="P41" style:family="paragraph" style:parent-style-name="Standard" style:list-style-name="L1">
      <style:text-properties officeooo:rsid="0191ec81" officeooo:paragraph-rsid="019891a1"/>
    </style:style>
    <style:style style:name="P42" style:family="paragraph" style:parent-style-name="Standard" style:list-style-name="L1">
      <style:text-properties officeooo:rsid="0191ec81" officeooo:paragraph-rsid="0191ec81"/>
    </style:style>
    <style:style style:name="P43" style:family="paragraph" style:parent-style-name="Standard" style:list-style-name="L3">
      <style:text-properties officeooo:rsid="0191ec81" officeooo:paragraph-rsid="0191ec81"/>
    </style:style>
    <style:style style:name="P44" style:family="paragraph" style:parent-style-name="Standard" style:list-style-name="L1">
      <style:text-properties officeooo:rsid="00e33af8" officeooo:paragraph-rsid="012a8d4c"/>
    </style:style>
    <style:style style:name="P45" style:family="paragraph" style:parent-style-name="Standard" style:list-style-name="L2">
      <style:text-properties officeooo:rsid="008140de" officeooo:paragraph-rsid="00d8f386"/>
    </style:style>
    <style:style style:name="P46" style:family="paragraph" style:parent-style-name="Standard" style:list-style-name="L2">
      <style:text-properties officeooo:rsid="00c530ef" officeooo:paragraph-rsid="00c530ef"/>
    </style:style>
    <style:style style:name="P47" style:family="paragraph" style:parent-style-name="Standard" style:list-style-name="L3">
      <style:text-properties officeooo:rsid="0189c949" officeooo:paragraph-rsid="0189c949"/>
    </style:style>
    <style:style style:name="P48" style:family="paragraph" style:parent-style-name="Standard" style:list-style-name="L3">
      <style:text-properties officeooo:rsid="016cc7c5" officeooo:paragraph-rsid="016cc7c5"/>
    </style:style>
    <style:style style:name="P49" style:family="paragraph" style:parent-style-name="Standard" style:list-style-name="L3">
      <style:text-properties officeooo:rsid="018ce4b6" officeooo:paragraph-rsid="018ce4b6"/>
    </style:style>
    <style:style style:name="P50" style:family="paragraph" style:parent-style-name="Standard" style:list-style-name="L3">
      <style:text-properties officeooo:rsid="01644ef5" officeooo:paragraph-rsid="01644ef5"/>
    </style:style>
    <style:style style:name="P51" style:family="paragraph" style:parent-style-name="Standard" style:list-style-name="L3">
      <style:text-properties officeooo:rsid="016f7728" officeooo:paragraph-rsid="016f7728"/>
    </style:style>
    <style:style style:name="P52" style:family="paragraph" style:parent-style-name="Standard" style:list-style-name="L3">
      <style:text-properties officeooo:rsid="0158b246" officeooo:paragraph-rsid="015c645b"/>
    </style:style>
    <style:style style:name="P53" style:family="paragraph" style:parent-style-name="Standard" style:list-style-name="L3">
      <style:text-properties officeooo:rsid="015c645b" officeooo:paragraph-rsid="015c645b"/>
    </style:style>
    <style:style style:name="P54" style:family="paragraph" style:parent-style-name="Standard" style:list-style-name="L2">
      <style:text-properties officeooo:rsid="00b59dbd" officeooo:paragraph-rsid="00c504b5"/>
    </style:style>
    <style:style style:name="P55" style:family="paragraph" style:parent-style-name="Standard" style:list-style-name="L4">
      <style:text-properties officeooo:rsid="018e6115" officeooo:paragraph-rsid="018e6115"/>
    </style:style>
    <style:style style:name="P56" style:family="paragraph" style:parent-style-name="Standard" style:list-style-name="L4">
      <style:text-properties officeooo:rsid="018f1395" officeooo:paragraph-rsid="018f1395"/>
    </style:style>
    <style:style style:name="P57" style:family="paragraph" style:parent-style-name="Standard" style:list-style-name="L4">
      <style:text-properties officeooo:rsid="018f1e1e" officeooo:paragraph-rsid="018f1e1e"/>
    </style:style>
    <style:style style:name="P58" style:family="paragraph" style:parent-style-name="Standard" style:list-style-name="L4">
      <style:text-properties officeooo:rsid="017529fa" officeooo:paragraph-rsid="017529fa"/>
    </style:style>
    <style:style style:name="P59" style:family="paragraph" style:parent-style-name="Standard" style:list-style-name="L4">
      <style:text-properties officeooo:rsid="01663b04" officeooo:paragraph-rsid="01663b04"/>
    </style:style>
    <style:style style:name="P60" style:family="paragraph" style:parent-style-name="Standard" style:list-style-name="L4">
      <style:text-properties officeooo:rsid="015dbc98" officeooo:paragraph-rsid="015dbc98"/>
    </style:style>
    <style:style style:name="P61" style:family="paragraph" style:parent-style-name="Standard" style:list-style-name="L4">
      <style:text-properties officeooo:rsid="0163390f" officeooo:paragraph-rsid="0163390f"/>
    </style:style>
    <style:style style:name="P62" style:family="paragraph" style:parent-style-name="Standard" style:list-style-name="L4">
      <style:text-properties officeooo:rsid="01637fd9" officeooo:paragraph-rsid="01637fd9"/>
    </style:style>
    <style:style style:name="P63" style:family="paragraph" style:parent-style-name="Standard" style:list-style-name="L4">
      <style:text-properties officeooo:rsid="015f93fb" officeooo:paragraph-rsid="015f93fb"/>
    </style:style>
    <style:style style:name="P64" style:family="paragraph" style:parent-style-name="Standard" style:list-style-name="L4">
      <style:text-properties officeooo:rsid="017634d5" officeooo:paragraph-rsid="017634d5"/>
    </style:style>
    <style:style style:name="P65" style:family="paragraph" style:parent-style-name="Standard" style:list-style-name="L4">
      <style:text-properties officeooo:rsid="016102e2" officeooo:paragraph-rsid="016102e2"/>
    </style:style>
    <style:style style:name="P66" style:family="paragraph" style:parent-style-name="Standard" style:list-style-name="L4">
      <style:text-properties officeooo:rsid="0162ece9" officeooo:paragraph-rsid="0162ece9"/>
    </style:style>
    <style:style style:name="P67" style:family="paragraph" style:parent-style-name="Standard" style:list-style-name="L4">
      <style:text-properties officeooo:rsid="015cf976" officeooo:paragraph-rsid="015cf976"/>
    </style:style>
    <style:style style:name="P68" style:family="paragraph" style:parent-style-name="Standard" style:list-style-name="L5">
      <style:text-properties officeooo:rsid="01787eee" officeooo:paragraph-rsid="01787eee"/>
    </style:style>
    <style:style style:name="P69" style:family="paragraph" style:parent-style-name="Standard" style:list-style-name="L2">
      <style:text-properties officeooo:rsid="00d07f2c" officeooo:paragraph-rsid="00d07f2c"/>
    </style:style>
    <style:style style:name="P70" style:family="paragraph" style:parent-style-name="Standard" style:list-style-name="L6">
      <style:text-properties officeooo:rsid="01554245" officeooo:paragraph-rsid="01554245"/>
    </style:style>
    <style:style style:name="P71" style:family="paragraph" style:parent-style-name="Standard" style:list-style-name="L6">
      <style:text-properties officeooo:rsid="018c6dbc" officeooo:paragraph-rsid="018c6dbc"/>
    </style:style>
    <style:style style:name="P72" style:family="paragraph" style:parent-style-name="Standard" style:list-style-name="L2">
      <style:text-properties officeooo:rsid="00dccbd5" officeooo:paragraph-rsid="00dccbd5"/>
    </style:style>
    <style:style style:name="P73" style:family="paragraph" style:parent-style-name="Standard" style:list-style-name="L7">
      <style:text-properties officeooo:rsid="01279158" officeooo:paragraph-rsid="01279158"/>
    </style:style>
    <style:style style:name="P74" style:family="paragraph" style:parent-style-name="Standard" style:list-style-name="L2">
      <style:text-properties officeooo:rsid="01053643" officeooo:paragraph-rsid="01053643"/>
    </style:style>
    <style:style style:name="P75" style:family="paragraph" style:parent-style-name="Standard" style:list-style-name="L8">
      <style:text-properties officeooo:rsid="019ef455" officeooo:paragraph-rsid="019ef455"/>
    </style:style>
    <style:style style:name="P76" style:family="paragraph" style:parent-style-name="Standard">
      <style:text-properties officeooo:paragraph-rsid="019b6bcb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edd3f6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19592b"/>
    </style:style>
    <style:style style:name="T17" style:family="text">
      <style:text-properties officeooo:rsid="01257549"/>
    </style:style>
    <style:style style:name="T18" style:family="text">
      <style:text-properties officeooo:rsid="01258356"/>
    </style:style>
    <style:style style:name="T19" style:family="text">
      <style:text-properties officeooo:rsid="0127388e"/>
    </style:style>
    <style:style style:name="T20" style:family="text">
      <style:text-properties officeooo:rsid="0154e589"/>
    </style:style>
    <style:style style:name="T21" style:family="text">
      <style:text-properties officeooo:rsid="01554245"/>
    </style:style>
    <style:style style:name="T22" style:family="text">
      <style:text-properties officeooo:rsid="01561f57"/>
    </style:style>
    <style:style style:name="T23" style:family="text">
      <style:text-properties officeooo:rsid="0156acea"/>
    </style:style>
    <style:style style:name="T24" style:family="text">
      <style:text-properties officeooo:rsid="01574867"/>
    </style:style>
    <style:style style:name="T25" style:family="text">
      <style:text-properties officeooo:rsid="01583ee0"/>
    </style:style>
    <style:style style:name="T26" style:family="text">
      <style:text-properties officeooo:rsid="0158b246"/>
    </style:style>
    <style:style style:name="T27" style:family="text">
      <style:text-properties officeooo:rsid="015b58e7"/>
    </style:style>
    <style:style style:name="T28" style:family="text">
      <style:text-properties officeooo:rsid="015c645b"/>
    </style:style>
    <style:style style:name="T29" style:family="text">
      <style:text-properties officeooo:rsid="01644ef5"/>
    </style:style>
    <style:style style:name="T30" style:family="text">
      <style:text-properties officeooo:rsid="0166e961"/>
    </style:style>
    <style:style style:name="T31" style:family="text">
      <style:text-properties officeooo:rsid="0167d634"/>
    </style:style>
    <style:style style:name="T32" style:family="text">
      <style:text-properties officeooo:rsid="016ae9eb"/>
    </style:style>
    <style:style style:name="T33" style:family="text">
      <style:text-properties officeooo:rsid="016cc7c5"/>
    </style:style>
    <style:style style:name="T34" style:family="text">
      <style:text-properties officeooo:rsid="016d36d6"/>
    </style:style>
    <style:style style:name="T35" style:family="text">
      <style:text-properties officeooo:rsid="01779039"/>
    </style:style>
    <style:style style:name="T36" style:family="text">
      <style:text-properties officeooo:rsid="01868022"/>
    </style:style>
    <style:style style:name="T37" style:family="text">
      <style:text-properties officeooo:rsid="016cc27c"/>
    </style:style>
    <style:style style:name="T38" style:family="text">
      <style:text-properties officeooo:rsid="01931b2b"/>
    </style:style>
    <style:style style:name="T39" style:family="text">
      <style:text-properties officeooo:rsid="01a36dcc"/>
    </style:style>
    <style:style style:name="T40" style:family="text">
      <style:text-properties officeooo:rsid="01a5b61b"/>
    </style:style>
    <style:style style:name="T41" style:family="text">
      <style:text-properties officeooo:rsid="01a952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1">v2.<text:span text:style-name="T40">5.0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8"/>
      <text:p text:style-name="P18"><text:span text:style-name="T20">Org edit selects currency</text:span> (<text:span text:style-name="T24">31 93 D7 45 E3 DE</text:span>):</text:p>
      <text:list xml:id="list2562279214" text:style-name="L1">
        <text:list-item>
          <text:p text:style-name="P31">Org edit selects currency</text:p>
        </text:list-item>
        <text:list-item>
          <text:p text:style-name="P30"><text:span text:style-name="T21">Add semi-colon to currency symbols in currency table &amp; add peso (</text:span>&amp;#8369;<text:span text:style-name="T22">)</text:span></text:p>
        </text:list-item>
      </text:list>
      <text:p text:style-name="P19"/>
      <text:p text:style-name="P19"><text:span text:style-name="T25">PREF_GET</text:span> (<text:span text:style-name="T30">39 6B 7E FB 4E E6</text:span>):</text:p>
      <text:list xml:id="list140255870574899" text:continue-numbering="true" text:style-name="L1">
        <text:list-item>
          <text:p text:style-name="P33">Use PREF_GET <text:span text:style-name="T26">(preference_set.php)</text:span> class to read and format all preferences for a given table &amp; user ID</text:p>
        </text:list-item>
        <text:list-item>
          <text:p text:style-name="P34">Processing modules use PREF_GET:<text:line-break/>lib: logging.php, <text:span text:style-name="T29">menu_list.php</text:span>, <text:span text:style-name="T28">project_select.php</text:span><text:line-break/><text:span text:style-name="T27">main: assign_permits.php, eventlog.php, event_edit.php, expenselog.php, logs_prune.php, logs_put.php, org_select.php, project_edit.php, set_rates.php, subtask_edit.php, task_edit.php, taskreport_put.php, timelog.php</text:span></text:p>
        </text:list-item>
      </text:list>
      <text:p text:style-name="P20"/>
      <text:p text:style-name="P20"><text:span text:style-name="T31">Date format preference</text:span> (<text:span text:style-name="T41">9E 91 75 C5 07 AA</text:span>):</text:p>
      <text:list xml:id="list140256993363493" text:continue-numbering="true" text:style-name="L1">
        <text:list-item>
          <text:p text:style-name="P36">The HTML input in DATE_FIELD uses ‘placeholder’ and ‘title’ to prompt for date format; <text:span text:style-name="T35">remove from label:</text:span><text:line-break/>lib: field_edit.php, <text:span text:style-name="T33">date_select.php<text:line-break/>main: account_edit.php, event_edit.php, person_edit.php, project_edit.php, subtask_edit.php, task_edit.php</text:span></text:p>
        </text:list-item>
        <text:list-item>
          <text:p text:style-name="P38">All date display/processing goes through the DATE_FIELD object (field_edit.php); <text:span text:style-name="T34">alter __construct() for formatting purposes:</text:span><text:line-break/>lib: callback/date_list.php, <text:span text:style-name="T32">field_edit.php, person_select.php, project_select.php<text:line-break/>main: eventlog.php, expenselog.php, logs_put.php, set_rates.php, taskreport_put.php, timelog.php<text:line-break/>scripts: set_rates.js(delete)</text:span></text:p>
        </text:list-item>
        <text:list-item>
          <text:p text:style-name="P39">Add state/session debugging to login to follow ‘dateform’:<text:line-break/><text:span text:style-name="T31">lib: debug.php</text:span><text:line-break/><text:span text:style-name="T36">main: service/executive.php, service/login.php, service/main.php</text:span></text:p>
        </text:list-item>
        <text:list-item>
          <text:p text:style-name="P37">Create/administer date format preference:<text:line-break/><text:span text:style-name="T31">lib: logging.php; preference_set.php<text:line-break/>main: org_select.php</text:span></text:p>
        </text:list-item>
        <text:list-item>
          <text:p text:style-name="P40">Use the week start:<text:line-break/>lib: common.php, <text:span text:style-name="T38">date_select.php</text:span></text:p>
        </text:list-item>
        <text:list-item>
          <text:p text:style-name="P41">Use the date format:<text:line-break/><text:span text:style-name="T37">lib: field_edit.php<text:line-break/>main: eventlog.php, expenselog.php, timelog.php</text:span></text:p>
        </text:list-item>
        <text:list-item>
          <text:p text:style-name="P42">Use the suspicious interval:<text:line-break/><text:span text:style-name="T39">lib: field_edit.php</text:span></text:p>
        </text:list-item>
      </text:list>
      <text:p text:style-name="P76"/>
      <text:p text:style-name="P13"><text:span text:style-name="T7">Installation instructions</text:span><text:span text:style-name="T8">:</text:span></text:p>
      <text:list xml:id="list1520017415" text:style-name="L2">
        <text:list-item>
          <text:p text:style-name="P45"><text:soft-page-break/>version.php</text:p>
        </text:list-item>
        <text:list-item>
          <text:p text:style-name="P46">offline/lib/</text:p>
        </text:list-item>
      </text:list>
      <text:list xml:id="list963518810" text:style-name="L3">
        <text:list-item>
          <text:list>
            <text:list-item>
              <text:p text:style-name="P47">callback/date_list.php</text:p>
            </text:list-item>
            <text:list-item>
              <text:p text:style-name="P43">common.php</text:p>
            </text:list-item>
            <text:list-item>
              <text:p text:style-name="P48">date_select.php</text:p>
            </text:list-item>
            <text:list-item>
              <text:p text:style-name="P49">debug.php</text:p>
            </text:list-item>
            <text:list-item>
              <text:p text:style-name="P48">field_edit.php</text:p>
            </text:list-item>
            <text:list-item>
              <text:p text:style-name="P35">logging.php</text:p>
            </text:list-item>
            <text:list-item>
              <text:p text:style-name="P50">menu_list.php</text:p>
            </text:list-item>
            <text:list-item>
              <text:p text:style-name="P51">person_select.php</text:p>
            </text:list-item>
            <text:list-item>
              <text:p text:style-name="P52">preference_set.php</text:p>
            </text:list-item>
            <text:list-item>
              <text:p text:style-name="P53">project_select.php</text:p>
            </text:list-item>
          </text:list>
        </text:list-item>
      </text:list>
      <text:list xml:id="list140257298630757" text:continue-list="list1520017415" text:style-name="L2">
        <text:list-item>
          <text:p text:style-name="P54">offline/main/</text:p>
        </text:list-item>
      </text:list>
      <text:list xml:id="list1076002234" text:style-name="L4">
        <text:list-item>
          <text:list>
            <text:list-item>
              <text:p text:style-name="P55">service/executive.php</text:p>
            </text:list-item>
            <text:list-item>
              <text:p text:style-name="P56">service/login.php</text:p>
            </text:list-item>
            <text:list-item>
              <text:p text:style-name="P57">service/main.php</text:p>
            </text:list-item>
            <text:list-item>
              <text:p text:style-name="P58">account_edit.php</text:p>
            </text:list-item>
            <text:list-item>
              <text:p text:style-name="P59">assign_permits.php</text:p>
            </text:list-item>
            <text:list-item>
              <text:p text:style-name="P60">eventlog.php</text:p>
            </text:list-item>
            <text:list-item>
              <text:p text:style-name="P61">event_edit.php</text:p>
            </text:list-item>
            <text:list-item>
              <text:p text:style-name="P60">expenselog.php</text:p>
            </text:list-item>
            <text:list-item>
              <text:p text:style-name="P62">logs_prune.php</text:p>
            </text:list-item>
            <text:list-item>
              <text:p text:style-name="P63">logs_put.php</text:p>
            </text:list-item>
            <text:list-item>
              <text:p text:style-name="P32">org_<text:span text:style-name="T27">select</text:span>.php</text:p>
            </text:list-item>
            <text:list-item>
              <text:p text:style-name="P64">person_edit.php</text:p>
            </text:list-item>
            <text:list-item>
              <text:p text:style-name="P65">project_edit.php</text:p>
            </text:list-item>
            <text:list-item>
              <text:p text:style-name="P63">set_rates.php</text:p>
            </text:list-item>
            <text:list-item>
              <text:p text:style-name="P66">subtask_edit.php</text:p>
            </text:list-item>
            <text:list-item>
              <text:p text:style-name="P65">task_edit.php</text:p>
            </text:list-item>
            <text:list-item>
              <text:p text:style-name="P63">taskreport_put.php</text:p>
            </text:list-item>
            <text:list-item>
              <text:p text:style-name="P67">timelog.php</text:p>
            </text:list-item>
          </text:list>
        </text:list-item>
      </text:list>
      <text:list xml:id="list140256270784946" text:continue-list="list140257298630757" text:style-name="L2">
        <text:list-item>
          <text:p text:style-name="P54">scripts</text:p>
        </text:list-item>
      </text:list>
      <text:list xml:id="list1998300316" text:style-name="L5">
        <text:list-item>
          <text:list>
            <text:list-item>
              <text:p text:style-name="P68">set_rates.js (delete)</text:p>
            </text:list-item>
          </text:list>
        </text:list-item>
      </text:list>
      <text:list xml:id="list140256065667825" text:continue-list="list140256270784946" text:style-name="L2">
        <text:list-item>
          <text:p text:style-name="P69">DB</text:p>
        </text:list-item>
      </text:list>
      <text:list xml:id="list1666985083" text:style-name="L6">
        <text:list-item>
          <text:list>
            <text:list-item>
              <text:p text:style-name="P70">Add semi-colons <text:span text:style-name="T23">&amp; peso </text:span>to currency tables</text:p>
            </text:list-item>
            <text:list-item>
              <text:p text:style-name="P71">Add ‘date’ preference to d10_preferences</text:p>
            </text:list-item>
          </text:list>
        </text:list-item>
      </text:list>
      <text:list xml:id="list140255737401166" text:continue-list="list140256065667825" text:style-name="L2">
        <text:list-item>
          <text:p text:style-name="P72">Reports</text:p>
        </text:list-item>
      </text:list>
      <text:list xml:id="list4111966596" text:style-name="L7">
        <text:list-item>
          <text:list>
            <text:list-item>
              <text:p text:style-name="P73">N/A</text:p>
            </text:list-item>
          </text:list>
        </text:list-item>
      </text:list>
      <text:list xml:id="list140256172992260" text:continue-list="list140255737401166" text:style-name="L2">
        <text:list-item>
          <text:p text:style-name="P74">Other</text:p>
        </text:list-item>
      </text:list>
      <text:list xml:id="list1503582311" text:style-name="L8">
        <text:list-item>
          <text:list>
            <text:list-item>
              <text:p text:style-name="P75">Set appropriate ‘date’ preferences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3">For each group of changes, git add &lt;module&gt; <text:span text:style-name="T17">then</text:span></text:p>
      <text:p text:style-name="P27">describe changes in docs/commitMsg then</text:p>
      <text:p text:style-name="P29">git commit -F docs/commitMsg (or -m &lt;message&gt;) then</text:p>
      <text:p text:style-name="P29">save the commit <text:span text:style-name="T18">SHA1 hash</text:span> in this doc</text:p>
      <text:p text:style-name="P16">Inspect with gitk, git log -<text:span text:style-name="T18">n &lt;how many to display&gt;</text:span>, git status</text:p>
      <text:p text:style-name="P22"><text:soft-page-break/>Update <text:span text:style-name="T9">version # in this doc and</text:span> <text:span text:style-name="T10">version</text:span>.php:</text:p>
      <text:p text:style-name="P26">First level number is for a major architectural change;</text:p>
      <text:p text:style-name="P28">Second level indicates new functionality;</text:p>
      <text:p text:style-name="P28">Third level <text:span text:style-name="T16">will be just minor functions and fixes.</text:span></text:p>
      <text:p text:style-name="P9">Commit this doc <text:span text:style-name="T19">(save it first) &amp; version.php (git commit -m vx.x.x)</text:span></text:p>
      <text:p text:style-name="P6">Tag with version id <text:span text:style-name="T6">(git tag -m “Version x.x.x” -a vx.x.x &lt;hash of this doc/version commit&gt;)</text:span></text:p>
      <text:p text:style-name="P14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4">(git push origin(see .git/config))</text:span><text:span text:style-name="T11"> <text:s/>(git push –tags origin master - that’s 2 dashes on ‘tag’)</text:span></text:p>
      <text:p text:style-name="P7">Checkout dev <text:span text:style-name="T12">(git checkout dev)</text:span></text:p>
      <text:p text:style-name="P14">(git stash pop)</text:p>
      <text:p text:style-name="P11">Save a copy <text:span text:style-name="T5">of this doc &amp; version.php</text:span> in each user library</text:p>
      <text:p text:style-name="P24">Save versioned directories</text:p>
      <text:p text:style-name="P8">Start re-doing this doc</text:p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3-29T14:02:55.233783813</dc:date>
    <meta:editing-duration>P7DT12H47M33S</meta:editing-duration>
    <meta:editing-cycles>306</meta:editing-cycles>
    <meta:generator>LibreOffice/6.1.4.2$Linux_X86_64 LibreOffice_project/10$Build-2</meta:generator>
    <meta:print-date>2017-08-31T14:33:30.997374882</meta:print-date>
    <meta:document-statistic meta:table-count="0" meta:image-count="0" meta:object-count="0" meta:page-count="3" meta:paragraph-count="80" meta:word-count="485" meta:character-count="3500" meta:non-whitespace-character-count="3144"/>
  </office:meta>
</office:document-meta>
</file>